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200000181A56B5E63.png" manifest:media-type=""/>
  <manifest:file-entry manifest:full-path="Pictures/10000201000004320000039CC099859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73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text-properties fo:font-family="'Keep Calm'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font-family="'Keep Calm'" style:font-pitch="variable"/>
    </style:style>
    <style:style style:name="T1" style:family="text">
      <style:text-properties fo:font-family="'Keep Calm'" style:font-pitch="variable" fo:font-size="40pt" style:font-size-asian="40pt" style:font-size-complex="40pt"/>
    </style:style>
    <style:style style:name="T2" style:family="text">
      <style:text-properties fo:font-family="'Keep Calm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796cm" svg:height="6.981cm" svg:x="1.508cm" svg:y="1.635cm">
          <draw:text-box>
            <text:p text:style-name="P1"><text:span text:style-name="T1">For when your database absolutely, positively, needs to keep running.</text:span></text:p>
          </draw:text-box>
        </draw:frame>
        <draw:frame draw:style-name="gr2" draw:text-style-name="P1" draw:layer="layout" svg:width="3.81cm" svg:height="3.277cm" svg:x="5.41cm" svg:y="9.247cm">
          <draw:image xlink:href="Pictures/10000201000004320000039CC0998597.png" xlink:type="simple" xlink:show="embed" xlink:actuate="onLoad">
            <text:p/>
          </draw:image>
        </draw:frame>
        <draw:frame draw:style-name="gr2" draw:text-style-name="P1" draw:layer="layout" svg:width="4.318cm" svg:height="2.87cm" svg:x="10.56cm" svg:y="9.528cm">
          <draw:image xlink:href="Pictures/100002010000024200000181A56B5E63.png" xlink:type="simple" xlink:show="embed" xlink:actuate="onLoad">
            <text:p/>
          </draw:image>
        </draw:frame>
        <draw:frame draw:style-name="gr3" draw:text-style-name="P3" draw:layer="layout" svg:width="6.35cm" svg:height="1.132cm" svg:x="7.25cm" svg:y="8.096cm">
          <draw:text-box>
            <text:p text:style-name="P3"><text:span text:style-name="T2">booth sponsors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 </meta:initial-creator>
    <meta:creation-date>2014-01-28T12:29:33</meta:creation-date>
    <dc:date>2014-01-28T12:48:51</dc:date>
    <dc:creator>Josh </dc:creator>
    <meta:editing-duration>PT4M27S</meta:editing-duration>
    <meta:editing-cycles>3</meta:editing-cycles>
    <meta:generator>LibreOffice/3.6$Linux_X86_64 LibreOffice_project/360m1$Build-2</meta:generator>
    <meta:document-statistic meta:object-count="4"/>
  </office:meta>
</office:document-meta>
</file>